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rsid="001ff157" officeooo:paragraph-rsid="001ff157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background-color="#ffff00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font-weight="bold" fo:background-color="#ffff00" style:font-weight-asian="bold" style:font-weight-complex="bold"/>
    </style:style>
    <style:style style:name="T1" style:family="text">
      <style:text-properties fo:background-color="#ffffa6" loext:char-shading-value="0"/>
    </style:style>
    <style:style style:name="T2" style:family="text">
      <style:text-properties fo:background-color="#ffffd7" loext:char-shading-value="0"/>
    </style:style>
    <style:style style:name="T3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a xlink:type="simple" xlink:href="https://github.com/sihaysistema/ERPNext-Guide/blob/master/ERPNext-Learning-Guide.md" text:style-name="Internet_20_link" text:visited-style-name="Visited_20_Internet_20_Link"><text:span text:style-name="T3">https://github.com/sihaysistema/ERPNext-Guide/blob/master/ERPNext-Learning-Guide.md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Демо</text:p>
      <text:p text:style-name="P2"><text:a xlink:type="simple" xlink:href="https://zmksoft.ru/erp-dlya-proizvodstva/" text:style-name="Internet_20_link" text:visited-style-name="Visited_20_Internet_20_Link"><text:span text:style-name="T1">https://zmksoft.ru/erp-dlya-proizvodstva/</text:span></text:a><text:span text:style-name="T1"> <text:s text:c="8"/>Цех Успех <text:s/>- Мотивация <text:s/>- рабочие видят в реале сколько заработали и могут брать доп работы</text:span></text:p>
      <text:p text:style-name="P2"/>
      <text:p text:style-name="P2"/>
      <text:p text:style-name="P2"><text:a xlink:type="simple" xlink:href="https://cehovik-erp.ru/" text:style-name="Internet_20_link" text:visited-style-name="Visited_20_Internet_20_Link"><text:span text:style-name="T2">https://cehovik-erp.ru/</text:span></text:a></text:p>
      <text:p text:style-name="P2"/>
      <text:p text:style-name="P2"/>
      <text:p text:style-name="P2"><text:a xlink:type="simple" xlink:href="https://crmindex.ru/products/x24" text:style-name="Internet_20_link" text:visited-style-name="Visited_20_Internet_20_Link">https://crmindex.ru/products/x24</text:a></text:p>
      <text:p text:style-name="P2"/>
      <text:p text:style-name="P2"/>
      <text:p text:style-name="P2"><text:a xlink:type="simple" xlink:href="https://rbs-crm.ru/products/erp/?utm_source=crmindex&amp;utm_campaign=erp&amp;utm_medium=cpc" text:style-name="Internet_20_link" text:visited-style-name="Visited_20_Internet_20_Link">https://rbs-crm.ru/products/erp/?utm_source=crmindex&amp;utm_campaign=erp&amp;utm_medium=cpc</text:a></text:p>
      <text:p text:style-name="P2"/>
      <text:p text:style-name="P2"/>
      <text:p text:style-name="P2"/>
      <text:p text:style-name="P1"><text:a xlink:type="simple" xlink:href="https://omegasoftware.ru/systems/demo" text:style-name="Internet_20_link" text:visited-style-name="Visited_20_Internet_20_Link">https://omegasoftware.ru/systems/demo</text:a></text:p>
      <text:p text:style-name="P1"/>
      <text:p text:style-name="P1"><text:a xlink:type="simple" xlink:href="https://global-system.ru/index.php?id=461" text:style-name="Internet_20_link" text:visited-style-name="Visited_20_Internet_20_Link"><text:span text:style-name="T2">https://global-system.ru/index.php?id=461</text:span></text:a></text:p>
      <text:p text:style-name="P1"><text:a xlink:type="simple" xlink:href="https://global-system.ru/files/global-manufacturing.pdf" text:style-name="Internet_20_link" text:visited-style-name="Visited_20_Internet_20_Link"><text:span text:style-name="T2">https://global-system.ru/files/global-manufacturing.pdf</text:span></text:a></text:p>
      <text:p text:style-name="P1"/>
      <text:p text:style-name="P1"/>
      <text:p text:style-name="P4">The complete guide to install ERPNext in your Ubuntu system</text:p>
      <text:p text:style-name="P1"><text:a xlink:type="simple" xlink:href="https://github.com/D-codE-Hub/ERPNext-installation-Guide" text:style-name="Internet_20_link" text:visited-style-name="Visited_20_Internet_20_Link"><text:span text:style-name="T3">https://github.com/D-codE-Hub/ERPNext-installation-Guide</text:span></text:a><text:span text:style-name="T3"> <text:s text:c="2"/></text:span></text:p>
      <text:p text:style-name="P3">https://github.com/D-codE-Hub/Guide-to-Install-Frappe-ERPNext-in-Ubuntu-22.04-LTS</text:p>
      <text:p text:style-name="P3">https://github.com/D-codE-Hub/Frappe-ERPNext-Version-14--in-Ubuntu-22.04-LTS</text:p>
      <text:p text:style-name="P3"><text:a xlink:type="simple" xlink:href="https://github.com/D-codE-Hub/Frappe-ERPNext-Version-15--in-Ubuntu-22.04-LTS" text:style-name="Internet_20_link" text:visited-style-name="Visited_20_Internet_20_Link">https://github.com/D-codE-Hub/Frappe-ERPNext-Version-15--in-Ubuntu-22.04-LTS</text:a></text:p>
      <text:p text:style-name="P3"><text:a xlink:type="simple" xlink:href="https://github.com/D-codE-Hub/Guide-to-Install-Frappe-ERPNext-in-Windows-Using-Docker" text:style-name="Internet_20_link" text:visited-style-name="Visited_20_Internet_20_Link">https://github.com/D-codE-Hub/Guide-to-Install-Frappe-ERPNext-in-Windows-Using-Docker</text:a></text:p>
      <text:p text:style-name="P3"/>
      <text:p text:style-name="P3"/>
      <text:p text:style-name="P3"/>
      <text:p text:style-name="P3">https://github.com/Monogramm/erpnext_autoinstal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14:31:58.775626664</meta:creation-date>
    <meta:generator>LibreOffice/7.3.7.2$Linux_X86_64 LibreOffice_project/30$Build-2</meta:generator>
    <dc:date>2025-08-26T11:54:15.200582208</dc:date>
    <meta:editing-duration>PT3H2M10S</meta:editing-duration>
    <meta:editing-cycles>21</meta:editing-cycles>
    <meta:document-statistic meta:table-count="0" meta:image-count="0" meta:object-count="0" meta:page-count="1" meta:paragraph-count="16" meta:word-count="43" meta:character-count="984" meta:non-whitespace-character-count="946"/>
  </office:meta>
</office:document-meta>
</file>